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0" table:number-columns-repeated="233"/>
        <table:table-column table:style-name="ACOL-0" table:number-columns-repeated="6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DAL-362</text:p>
          </table:table-cell>
          <table:table-cell table:style-name="ACE-0" office:value-type="float" office:value="45.119999999999997">
            <text:p>45.12</text:p>
          </table:table-cell>
          <table:table-cell table:style-name="ACE-0" office:value-type="float" office:value="-64.379999999999995">
            <text:p>−64.38</text:p>
          </table:table-cell>
          <table:table-cell table:style-name="ACE-0" office:value-type="float" office:value="3700">
            <text:p>3700</text:p>
          </table:table-cell>
          <table:table-cell table:style-name="ACE-0" office:value-type="float" office:value="56">
            <text:p>56</text:p>
          </table:table-cell>
          <table:table-cell table:style-name="ACE-0" office:value-type="string">
            <text:p>musse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8">
            <text:p>−38</text:p>
          </table:table-cell>
          <table:table-cell table:style-name="ACE-0" office:value-type="float" office:value="47">
            <text:p>4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.2000000000000002">
            <text:p>−5.2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DAL-296</text:p>
          </table:table-cell>
          <table:table-cell table:style-name="ACE-0" office:value-type="float" office:value="45.119999999999997">
            <text:p>45.12</text:p>
          </table:table-cell>
          <table:table-cell table:style-name="ACE-0" office:value-type="float" office:value="-64.379999999999995">
            <text:p>−64.38</text:p>
          </table:table-cell>
          <table:table-cell table:style-name="ACE-0" office:value-type="float" office:value="4005">
            <text:p>4005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oys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8">
            <text:p>−38</text:p>
          </table:table-cell>
          <table:table-cell table:style-name="ACE-0" office:value-type="float" office:value="47">
            <text:p>4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.2000000000000002">
            <text:p>−5.2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598</text:p>
          </table:table-cell>
          <table:table-cell table:style-name="ACE-0" office:value-type="float" office:value="45.119999999999997">
            <text:p>45.12</text:p>
          </table:table-cell>
          <table:table-cell table:style-name="ACE-0" office:value-type="float" office:value="-64.379999999999995">
            <text:p>−64.38</text:p>
          </table:table-cell>
          <table:table-cell table:style-name="ACE-0" office:value-type="float" office:value="4150">
            <text:p>415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oys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8">
            <text:p>−38</text:p>
          </table:table-cell>
          <table:table-cell table:style-name="ACE-0" office:value-type="float" office:value="47">
            <text:p>4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.2000000000000002">
            <text:p>−5.2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DAL-361</text:p>
          </table:table-cell>
          <table:table-cell table:style-name="ACE-0" office:value-type="float" office:value="45.119999999999997">
            <text:p>45.12</text:p>
          </table:table-cell>
          <table:table-cell table:style-name="ACE-0" office:value-type="float" office:value="-64.379999999999995">
            <text:p>−64.38</text:p>
          </table:table-cell>
          <table:table-cell table:style-name="ACE-0" office:value-type="float" office:value="3675">
            <text:p>367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tre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.7000000000000002">
            <text:p>−4.7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105</text:p>
          </table:table-cell>
          <table:table-cell table:style-name="ACE-0" office:value-type="float" office:value="45.119999999999997">
            <text:p>45.12</text:p>
          </table:table-cell>
          <table:table-cell table:style-name="ACE-0" office:value-type="float" office:value="-64.379999999999995">
            <text:p>−64.38</text:p>
          </table:table-cell>
          <table:table-cell table:style-name="ACE-0" office:value-type="float" office:value="4470">
            <text:p>44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tre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.7000000000000002">
            <text:p>−4.7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040</text:p>
          </table:table-cell>
          <table:table-cell table:style-name="ACE-0" office:value-type="float" office:value="45.119999999999997">
            <text:p>45.12</text:p>
          </table:table-cell>
          <table:table-cell table:style-name="ACE-0" office:value-type="float" office:value="-64.379999999999995">
            <text:p>−64.38</text:p>
          </table:table-cell>
          <table:table-cell table:style-name="ACE-0" office:value-type="float" office:value="4200">
            <text:p>42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usse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8">
            <text:p>−38</text:p>
          </table:table-cell>
          <table:table-cell table:style-name="ACE-0" office:value-type="float" office:value="47">
            <text:p>4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.2000000000000002">
            <text:p>−5.2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043</text:p>
          </table:table-cell>
          <table:table-cell table:style-name="ACE-0" office:value-type="float" office:value="45.119999999999997">
            <text:p>45.12</text:p>
          </table:table-cell>
          <table:table-cell table:style-name="ACE-0" office:value-type="float" office:value="-64.379999999999995">
            <text:p>−64.38</text:p>
          </table:table-cell>
          <table:table-cell table:style-name="ACE-0" office:value-type="float" office:value="4100">
            <text:p>410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oys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8">
            <text:p>−38</text:p>
          </table:table-cell>
          <table:table-cell table:style-name="ACE-0" office:value-type="float" office:value="47">
            <text:p>4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.2000000000000002">
            <text:p>−5.2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6810</text:p>
          </table:table-cell>
          <table:table-cell table:style-name="ACE-0" office:value-type="float" office:value="45.140000000000001">
            <text:p>45.14</text:p>
          </table:table-cell>
          <table:table-cell table:style-name="ACE-0" office:value-type="float" office:value="-64.390000000000001">
            <text:p>−64.39</text:p>
          </table:table-cell>
          <table:table-cell table:style-name="ACE-0" office:value-type="float" office:value="4430">
            <text:p>4430</text:p>
          </table:table-cell>
          <table:table-cell table:style-name="ACE-0" office:value-type="float" office:value="235">
            <text:p>2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7999999999999998">
            <text:p>−4.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6812</text:p>
          </table:table-cell>
          <table:table-cell table:style-name="ACE-0" office:value-type="float" office:value="45.140000000000001">
            <text:p>45.14</text:p>
          </table:table-cell>
          <table:table-cell table:style-name="ACE-0" office:value-type="float" office:value="-64.390000000000001">
            <text:p>−64.39</text:p>
          </table:table-cell>
          <table:table-cell table:style-name="ACE-0" office:value-type="float" office:value="2355">
            <text:p>2355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9999999999999999">
            <text:p>−0.3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843</text:p>
          </table:table-cell>
          <table:table-cell table:style-name="ACE-0" office:value-type="float" office:value="45.369999999999997">
            <text:p>45.37</text:p>
          </table:table-cell>
          <table:table-cell table:style-name="ACE-0" office:value-type="float" office:value="-63.310000000000002">
            <text:p>−63.31</text:p>
          </table:table-cell>
          <table:table-cell table:style-name="ACE-0" office:value-type="float" office:value="4045">
            <text:p>4045</text:p>
          </table:table-cell>
          <table:table-cell table:style-name="ACE-0" office:value-type="float" office:value="165">
            <text:p>16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2000000000000002">
            <text:p>−6.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-867</text:p>
          </table:table-cell>
          <table:table-cell table:style-name="ACE-0" office:value-type="float" office:value="45.380000000000003">
            <text:p>45.38</text:p>
          </table:table-cell>
          <table:table-cell table:style-name="ACE-0" office:value-type="float" office:value="-63.530000000000001">
            <text:p>−63.53</text:p>
          </table:table-cell>
          <table:table-cell table:style-name="ACE-0" office:value-type="float" office:value="7208">
            <text:p>7208</text:p>
          </table:table-cell>
          <table:table-cell table:style-name="ACE-0" office:value-type="float" office:value="83">
            <text:p>83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tuckenrathEtal196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-739</text:p>
          </table:table-cell>
          <table:table-cell table:style-name="ACE-0" office:value-type="float" office:value="45.420000000000002">
            <text:p>45.42</text:p>
          </table:table-cell>
          <table:table-cell table:style-name="ACE-0" office:value-type="float" office:value="-63.43">
            <text:p>−63.43</text:p>
          </table:table-cell>
          <table:table-cell table:style-name="ACE-0" office:value-type="float" office:value="10642">
            <text:p>10642</text:p>
          </table:table-cell>
          <table:table-cell table:style-name="ACE-0" office:value-type="float" office:value="134">
            <text:p>134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tuckenrathEtal196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-741</text:p>
          </table:table-cell>
          <table:table-cell table:style-name="ACE-0" office:value-type="float" office:value="45.420000000000002">
            <text:p>45.42</text:p>
          </table:table-cell>
          <table:table-cell table:style-name="ACE-0" office:value-type="float" office:value="-63.43">
            <text:p>−63.43</text:p>
          </table:table-cell>
          <table:table-cell table:style-name="ACE-0" office:value-type="float" office:value="10531">
            <text:p>10531</text:p>
          </table:table-cell>
          <table:table-cell table:style-name="ACE-0" office:value-type="float" office:value="126">
            <text:p>126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tuckenrathEtal196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-743</text:p>
          </table:table-cell>
          <table:table-cell table:style-name="ACE-0" office:value-type="float" office:value="45.420000000000002">
            <text:p>45.42</text:p>
          </table:table-cell>
          <table:table-cell table:style-name="ACE-0" office:value-type="float" office:value="-63.43">
            <text:p>−63.43</text:p>
          </table:table-cell>
          <table:table-cell table:style-name="ACE-0" office:value-type="float" office:value="10452">
            <text:p>10452</text:p>
          </table:table-cell>
          <table:table-cell table:style-name="ACE-0" office:value-type="float" office:value="128">
            <text:p>128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tuckenrathEtal196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-966</text:p>
          </table:table-cell>
          <table:table-cell table:style-name="ACE-0" office:value-type="float" office:value="45.420000000000002">
            <text:p>45.42</text:p>
          </table:table-cell>
          <table:table-cell table:style-name="ACE-0" office:value-type="float" office:value="-63.43">
            <text:p>−63.43</text:p>
          </table:table-cell>
          <table:table-cell table:style-name="ACE-0" office:value-type="float" office:value="10557">
            <text:p>10557</text:p>
          </table:table-cell>
          <table:table-cell table:style-name="ACE-0" office:value-type="float" office:value="121">
            <text:p>121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tuckenrathEtal196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-975</text:p>
          </table:table-cell>
          <table:table-cell table:style-name="ACE-0" office:value-type="float" office:value="45.420000000000002">
            <text:p>45.42</text:p>
          </table:table-cell>
          <table:table-cell table:style-name="ACE-0" office:value-type="float" office:value="-63.43">
            <text:p>−63.43</text:p>
          </table:table-cell>
          <table:table-cell table:style-name="ACE-0" office:value-type="float" office:value="11011">
            <text:p>11011</text:p>
          </table:table-cell>
          <table:table-cell table:style-name="ACE-0" office:value-type="float" office:value="225">
            <text:p>22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tuckenrathEtal196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-977</text:p>
          </table:table-cell>
          <table:table-cell table:style-name="ACE-0" office:value-type="float" office:value="45.420000000000002">
            <text:p>45.42</text:p>
          </table:table-cell>
          <table:table-cell table:style-name="ACE-0" office:value-type="float" office:value="-63.43">
            <text:p>−63.43</text:p>
          </table:table-cell>
          <table:table-cell table:style-name="ACE-0" office:value-type="float" office:value="10113">
            <text:p>10113</text:p>
          </table:table-cell>
          <table:table-cell table:style-name="ACE-0" office:value-type="float" office:value="275">
            <text:p>27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tuckenrathEtal196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-951</text:p>
          </table:table-cell>
          <table:table-cell table:style-name="ACE-0" office:value-type="float" office:value="45.549999999999997">
            <text:p>45.55</text:p>
          </table:table-cell>
          <table:table-cell table:style-name="ACE-0" office:value-type="float" office:value="-63.549999999999997">
            <text:p>−63.55</text:p>
          </table:table-cell>
          <table:table-cell table:style-name="ACE-0" office:value-type="float" office:value="10746">
            <text:p>10746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tuckenrathEtal196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4939</text:p>
          </table:table-cell>
          <table:table-cell table:style-name="ACE-0" office:value-type="float" office:value="45.659999999999997">
            <text:p>45.66</text:p>
          </table:table-cell>
          <table:table-cell table:style-name="ACE-0" office:value-type="float" office:value="-64.659999999999997">
            <text:p>−64.66</text:p>
          </table:table-cell>
          <table:table-cell table:style-name="ACE-0" office:value-type="float" office:value="7140">
            <text:p>714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7.899999999999999">
            <text:p>−27.9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ScottGreenberg198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8146</text:p>
          </table:table-cell>
          <table:table-cell table:style-name="ACE-0" office:value-type="float" office:value="45.729999999999997">
            <text:p>45.73</text:p>
          </table:table-cell>
          <table:table-cell table:style-name="ACE-0" office:value-type="float" office:value="-64.680000000000007">
            <text:p>−64.68</text:p>
          </table:table-cell>
          <table:table-cell table:style-name="ACE-0" office:value-type="float" office:value="2225">
            <text:p>2225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000000000000001">
            <text:p>−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8147</text:p>
          </table:table-cell>
          <table:table-cell table:style-name="ACE-0" office:value-type="float" office:value="45.729999999999997">
            <text:p>45.73</text:p>
          </table:table-cell>
          <table:table-cell table:style-name="ACE-0" office:value-type="float" office:value="-64.680000000000007">
            <text:p>−64.68</text:p>
          </table:table-cell>
          <table:table-cell table:style-name="ACE-0" office:value-type="float" office:value="3130">
            <text:p>313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1000000000000001">
            <text:p>−3.1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8148</text:p>
          </table:table-cell>
          <table:table-cell table:style-name="ACE-0" office:value-type="float" office:value="45.729999999999997">
            <text:p>45.73</text:p>
          </table:table-cell>
          <table:table-cell table:style-name="ACE-0" office:value-type="float" office:value="-64.680000000000007">
            <text:p>−64.68</text:p>
          </table:table-cell>
          <table:table-cell table:style-name="ACE-0" office:value-type="float" office:value="3240">
            <text:p>324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e-904</text:p>
          </table:table-cell>
          <table:table-cell table:style-name="ACE-0" office:value-type="float" office:value="45.770000000000003">
            <text:p>45.77</text:p>
          </table:table-cell>
          <table:table-cell table:style-name="ACE-0" office:value-type="float" office:value="-64.25">
            <text:p>−64.25</text:p>
          </table:table-cell>
          <table:table-cell table:style-name="ACE-0" office:value-type="float" office:value="130">
            <text:p>1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5">
            <text:p>−0.5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e-905</text:p>
          </table:table-cell>
          <table:table-cell table:style-name="ACE-0" office:value-type="float" office:value="45.770000000000003">
            <text:p>45.77</text:p>
          </table:table-cell>
          <table:table-cell table:style-name="ACE-0" office:value-type="float" office:value="-64.25">
            <text:p>−64.25</text:p>
          </table:table-cell>
          <table:table-cell table:style-name="ACE-0" office:value-type="float" office:value="320">
            <text:p>3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69999999999999996">
            <text:p>−0.7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e-906</text:p>
          </table:table-cell>
          <table:table-cell table:style-name="ACE-0" office:value-type="float" office:value="45.770000000000003">
            <text:p>45.77</text:p>
          </table:table-cell>
          <table:table-cell table:style-name="ACE-0" office:value-type="float" office:value="-64.25">
            <text:p>−64.25</text:p>
          </table:table-cell>
          <table:table-cell table:style-name="ACE-0" office:value-type="float" office:value="880">
            <text:p>8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0000000000000001">
            <text:p>−0.2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8967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030">
            <text:p>20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gramineae stem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1000000000000001">
            <text:p>−2.1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8968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400">
            <text:p>24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gramineae stem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7000000000000002">
            <text:p>−2.7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8969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650">
            <text:p>26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gramineae stem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7000000000000002">
            <text:p>−2.7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8970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570">
            <text:p>25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1000000000000001">
            <text:p>−3.1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8971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490">
            <text:p>24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1000000000000001">
            <text:p>−3.1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697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315">
            <text:p>31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p. alterniflora roo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698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p. alterniflora roo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10000000000000001">
            <text:p>−0.1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699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970">
            <text:p>9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0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070">
            <text:p>10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">
            <text:p>−1.3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1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150">
            <text:p>11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000000000000001">
            <text:p>−1.6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2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3010">
            <text:p>30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1000000000000001">
            <text:p>−3.1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3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650">
            <text:p>26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">
            <text:p>−3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4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600">
            <text:p>26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2000000000000002">
            <text:p>−3.2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5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840">
            <text:p>28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7999999999999998">
            <text:p>−2.8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6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640">
            <text:p>26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7000000000000002">
            <text:p>−2.7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7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610">
            <text:p>26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8999999999999999">
            <text:p>−2.9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8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560">
            <text:p>25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7999999999999998">
            <text:p>−2.8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10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3120">
            <text:p>31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895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900">
            <text:p>9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896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920">
            <text:p>9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897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110">
            <text:p>11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898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560">
            <text:p>15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899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250">
            <text:p>12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0000000000000001">
            <text:p>−0.2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900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070">
            <text:p>10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40000000000000002">
            <text:p>−0.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901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160">
            <text:p>11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40000000000000002">
            <text:p>−0.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902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890">
            <text:p>18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0000000000000001">
            <text:p>−0.2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903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100">
            <text:p>21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40000000000000002">
            <text:p>−0.4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904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130">
            <text:p>213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69999999999999996">
            <text:p>−0.7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905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320">
            <text:p>23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5">
            <text:p>−0.5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906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300">
            <text:p>23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907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080">
            <text:p>20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2">
            <text:p>−1.2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908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140">
            <text:p>21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000000000000001">
            <text:p>−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909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310">
            <text:p>23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">
            <text:p>−1.3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910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350">
            <text:p>23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">
            <text:p>−1.3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911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460">
            <text:p>24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999999999999999">
            <text:p>−1.4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912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390">
            <text:p>23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000000000000001">
            <text:p>−1.6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4391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590">
            <text:p>15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4392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040">
            <text:p>20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9999999999999999">
            <text:p>−0.3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913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680">
            <text:p>26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5">
            <text:p>−2.5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4394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2">
            <text:p>−1.2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4395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810">
            <text:p>18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">
            <text:p>−1.3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4396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170">
            <text:p>21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5">
            <text:p>−2.5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4397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3220">
            <text:p>32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1000000000000001">
            <text:p>−2.1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3258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920">
            <text:p>19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59999999999999998">
            <text:p>−0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3259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910">
            <text:p>9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69999999999999996">
            <text:p>−0.7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8142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320">
            <text:p>13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7">
            <text:p>−1.7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9650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350">
            <text:p>13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7">
            <text:p>−1.7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697A</text:p>
          </table:table-cell>
          <table:table-cell table:style-name="ACE-0" office:value-type="float" office:value="45.810000000000002">
            <text:p>45.81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160">
            <text:p>11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alrympleZaitlin199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698A</text:p>
          </table:table-cell>
          <table:table-cell table:style-name="ACE-0" office:value-type="float" office:value="45.810000000000002">
            <text:p>45.81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350">
            <text:p>13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699A</text:p>
          </table:table-cell>
          <table:table-cell table:style-name="ACE-0" office:value-type="float" office:value="45.810000000000002">
            <text:p>45.81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060">
            <text:p>10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0A</text:p>
          </table:table-cell>
          <table:table-cell table:style-name="ACE-0" office:value-type="float" office:value="45.810000000000002">
            <text:p>45.81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530">
            <text:p>15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1A</text:p>
          </table:table-cell>
          <table:table-cell table:style-name="ACE-0" office:value-type="float" office:value="45.810000000000002">
            <text:p>45.81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400">
            <text:p>4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2A</text:p>
          </table:table-cell>
          <table:table-cell table:style-name="ACE-0" office:value-type="float" office:value="45.810000000000002">
            <text:p>45.81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800">
            <text:p>8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3A</text:p>
          </table:table-cell>
          <table:table-cell table:style-name="ACE-0" office:value-type="float" office:value="45.810000000000002">
            <text:p>45.81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070">
            <text:p>10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4A</text:p>
          </table:table-cell>
          <table:table-cell table:style-name="ACE-0" office:value-type="float" office:value="45.810000000000002">
            <text:p>45.81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780">
            <text:p>17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9999999999999999">
            <text:p>−0.3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5A</text:p>
          </table:table-cell>
          <table:table-cell table:style-name="ACE-0" office:value-type="float" office:value="45.810000000000002">
            <text:p>45.81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200">
            <text:p>22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69999999999999996">
            <text:p>−0.7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6A</text:p>
          </table:table-cell>
          <table:table-cell table:style-name="ACE-0" office:value-type="float" office:value="45.810000000000002">
            <text:p>45.81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240">
            <text:p>22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">
            <text:p>−1.3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7A</text:p>
          </table:table-cell>
          <table:table-cell table:style-name="ACE-0" office:value-type="float" office:value="45.810000000000002">
            <text:p>45.81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490">
            <text:p>14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8A</text:p>
          </table:table-cell>
          <table:table-cell table:style-name="ACE-0" office:value-type="float" office:value="45.810000000000002">
            <text:p>45.81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020">
            <text:p>10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032</text:p>
          </table:table-cell>
          <table:table-cell table:style-name="ACE-0" office:value-type="float" office:value="45.82">
            <text:p>45.82</text:p>
          </table:table-cell>
          <table:table-cell table:style-name="ACE-0" office:value-type="float" office:value="-64.25">
            <text:p>−64.25</text:p>
          </table:table-cell>
          <table:table-cell table:style-name="ACE-0" office:value-type="float" office:value="1000">
            <text:p>10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1000000000000001">
            <text:p>−1.1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073</text:p>
          </table:table-cell>
          <table:table-cell table:style-name="ACE-0" office:value-type="float" office:value="45.82">
            <text:p>45.82</text:p>
          </table:table-cell>
          <table:table-cell table:style-name="ACE-0" office:value-type="float" office:value="-64.25">
            <text:p>−64.25</text:p>
          </table:table-cell>
          <table:table-cell table:style-name="ACE-0" office:value-type="float" office:value="2750">
            <text:p>275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">
            <text:p>−3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075</text:p>
          </table:table-cell>
          <table:table-cell table:style-name="ACE-0" office:value-type="float" office:value="45.82">
            <text:p>45.82</text:p>
          </table:table-cell>
          <table:table-cell table:style-name="ACE-0" office:value-type="float" office:value="-64.25">
            <text:p>−64.25</text:p>
          </table:table-cell>
          <table:table-cell table:style-name="ACE-0" office:value-type="float" office:value="2960">
            <text:p>296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2000000000000002">
            <text:p>−4.2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076</text:p>
          </table:table-cell>
          <table:table-cell table:style-name="ACE-0" office:value-type="float" office:value="45.82">
            <text:p>45.82</text:p>
          </table:table-cell>
          <table:table-cell table:style-name="ACE-0" office:value-type="float" office:value="-64.25">
            <text:p>−64.25</text:p>
          </table:table-cell>
          <table:table-cell table:style-name="ACE-0" office:value-type="float" office:value="1800">
            <text:p>180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079</text:p>
          </table:table-cell>
          <table:table-cell table:style-name="ACE-0" office:value-type="float" office:value="45.82">
            <text:p>45.82</text:p>
          </table:table-cell>
          <table:table-cell table:style-name="ACE-0" office:value-type="float" office:value="-64.25">
            <text:p>−64.25</text:p>
          </table:table-cell>
          <table:table-cell table:style-name="ACE-0" office:value-type="float" office:value="1910">
            <text:p>191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999999999999999">
            <text:p>−1.4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975</text:p>
          </table:table-cell>
          <table:table-cell table:style-name="ACE-0" office:value-type="float" office:value="45.850000000000001">
            <text:p>45.85</text:p>
          </table:table-cell>
          <table:table-cell table:style-name="ACE-0" office:value-type="float" office:value="-64.299999999999997">
            <text:p>−64.3</text:p>
          </table:table-cell>
          <table:table-cell table:style-name="ACE-0" office:value-type="float" office:value="3520">
            <text:p>352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tre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8">
            <text:p>−1.8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e-903</text:p>
          </table:table-cell>
          <table:table-cell table:style-name="ACE-0" office:value-type="float" office:value="45.859999999999999">
            <text:p>45.86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3770">
            <text:p>37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9000000000000004">
            <text:p>−7.9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831</text:p>
          </table:table-cell>
          <table:table-cell table:style-name="ACE-0" office:value-type="float" office:value="45.859999999999999">
            <text:p>45.86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1065">
            <text:p>1065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832</text:p>
          </table:table-cell>
          <table:table-cell table:style-name="ACE-0" office:value-type="float" office:value="45.859999999999999">
            <text:p>45.86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1620">
            <text:p>162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833</text:p>
          </table:table-cell>
          <table:table-cell table:style-name="ACE-0" office:value-type="float" office:value="45.859999999999999">
            <text:p>45.86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675">
            <text:p>675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834</text:p>
          </table:table-cell>
          <table:table-cell table:style-name="ACE-0" office:value-type="float" office:value="45.859999999999999">
            <text:p>45.86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835</text:p>
          </table:table-cell>
          <table:table-cell table:style-name="ACE-0" office:value-type="float" office:value="45.859999999999999">
            <text:p>45.86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1000">
            <text:p>100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836</text:p>
          </table:table-cell>
          <table:table-cell table:style-name="ACE-0" office:value-type="float" office:value="45.859999999999999">
            <text:p>45.86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925">
            <text:p>925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">
            <text:p>−1.3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838</text:p>
          </table:table-cell>
          <table:table-cell table:style-name="ACE-0" office:value-type="float" office:value="45.859999999999999">
            <text:p>45.86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2675">
            <text:p>2675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7000000000000002">
            <text:p>−3.7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ShawEtal2010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839</text:p>
          </table:table-cell>
          <table:table-cell table:style-name="ACE-0" office:value-type="float" office:value="45.859999999999999">
            <text:p>45.86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2635">
            <text:p>2635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5">
            <text:p>−4.5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ShawEtal2010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840</text:p>
          </table:table-cell>
          <table:table-cell table:style-name="ACE-0" office:value-type="float" office:value="45.859999999999999">
            <text:p>45.86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3120">
            <text:p>312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">
            <text:p>−5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ShawEtal2010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8141</text:p>
          </table:table-cell>
          <table:table-cell table:style-name="ACE-0" office:value-type="float" office:value="45.859999999999999">
            <text:p>45.86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1335">
            <text:p>1335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7">
            <text:p>−1.7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ScottGreenberg1983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8142</text:p>
          </table:table-cell>
          <table:table-cell table:style-name="ACE-0" office:value-type="float" office:value="45.859999999999999">
            <text:p>45.86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2185">
            <text:p>2185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">
            <text:p>−3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cottGreenberg1983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8143</text:p>
          </table:table-cell>
          <table:table-cell table:style-name="ACE-0" office:value-type="float" office:value="45.859999999999999">
            <text:p>45.86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2620">
            <text:p>2620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0999999999999996">
            <text:p>−4.1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cottGreenberg1983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8145</text:p>
          </table:table-cell>
          <table:table-cell table:style-name="ACE-0" office:value-type="float" office:value="45.859999999999999">
            <text:p>45.86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3800">
            <text:p>380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">
            <text:p>−9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ScottGreenberg1983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930</text:p>
          </table:table-cell>
          <table:table-cell table:style-name="ACE-0" office:value-type="float" office:value="45.859999999999999">
            <text:p>45.86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4010">
            <text:p>401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tre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.8999999999999999">
            <text:p>−3.9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awEtal2010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696</text:p>
          </table:table-cell>
          <table:table-cell table:style-name="ACE-0" office:value-type="float" office:value="45.869999999999997">
            <text:p>45.87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2500">
            <text:p>25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2000000000000002">
            <text:p>−2.2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ShawEtal2010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695</text:p>
          </table:table-cell>
          <table:table-cell table:style-name="ACE-0" office:value-type="float" office:value="45.869999999999997">
            <text:p>45.87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2100">
            <text:p>21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7999999999999998">
            <text:p>−2.8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4550</text:p>
          </table:table-cell>
          <table:table-cell table:style-name="ACE-0" office:value-type="float" office:value="45.869999999999997">
            <text:p>45.87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1240">
            <text:p>12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4551</text:p>
          </table:table-cell>
          <table:table-cell table:style-name="ACE-0" office:value-type="float" office:value="45.869999999999997">
            <text:p>45.87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2230">
            <text:p>223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1000000000000001">
            <text:p>−2.1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-3238</text:p>
          </table:table-cell>
          <table:table-cell table:style-name="ACE-0" office:value-type="float" office:value="45.869999999999997">
            <text:p>45.87</text:p>
          </table:table-cell>
          <table:table-cell table:style-name="ACE-0" office:value-type="float" office:value="-64.319999999999993">
            <text:p>−64.32</text:p>
          </table:table-cell>
          <table:table-cell table:style-name="ACE-0" office:value-type="float" office:value="3430">
            <text:p>343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tre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7">
            <text:p>−1.7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awEtal2010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2859</text:p>
          </table:table-cell>
          <table:table-cell table:style-name="ACE-0" office:value-type="float" office:value="45.350000000000001">
            <text:p>45.35</text:p>
          </table:table-cell>
          <table:table-cell table:style-name="ACE-0" office:value-type="float" office:value="-64.700000000000003">
            <text:p>−64.7</text:p>
          </table:table-cell>
          <table:table-cell table:style-name="ACE-0" office:value-type="float" office:value="12600">
            <text:p>1260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8">
            <text:p>−38</text:p>
          </table:table-cell>
          <table:table-cell table:style-name="ACE-0" office:value-type="float" office:value="47">
            <text:p>4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teaWightman1987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0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3241</text:p>
          </table:table-cell>
          <table:table-cell table:style-name="ACE-0" office:value-type="float" office:value="45.869999999999997">
            <text:p>45.87</text:p>
          </table:table-cell>
          <table:table-cell table:style-name="ACE-0" office:value-type="float" office:value="-64.319999999999993">
            <text:p>−64.32</text:p>
          </table:table-cell>
          <table:table-cell table:style-name="ACE-0" office:value-type="float" office:value="3290">
            <text:p>329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tre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80000000000000004">
            <text:p>−0.8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awEtal2010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0" table:number-rows-repeated="65422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6" gnm:cursor-row="0">
          <gnm:selection gnm:start-col="16" gnm:start-row="0" gnm:end-col="16" gnm:end-row="6553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18T02:21:01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